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s and Cons based on the Results:</text:h>
      <text:p text:style-name="Text_20_body"><text:span text:style-name="Strong_20_Emphasis">Hill Climbing (HC)</text:span></text:p>
      <text:list xml:id="list3412040029" text:style-name="L1">
        <text:list-item>
          <text:p text:style-name="P2"><text:span text:style-name="Strong_20_Emphasis">Pros:</text:span> </text:p>
          <text:list>
            <text:list-item>
              <text:p text:style-name="P2">Performed well on all datasets, finding good solutions. </text:p>
            </text:list-item>
            <text:list-item>
              <text:p text:style-name="P2">Relatively simple to implement. </text:p>
            </text:list-item>
            <text:list-item>
              <text:p text:style-name="P2">Efficiently explores neighboring states. </text:p>
            </text:list-item>
          </text:list>
        </text:list-item>
        <text:list-item>
          <text:p text:style-name="P2"><text:span text:style-name="Strong_20_Emphasis">Cons:</text:span> </text:p>
          <text:list>
            <text:list-item>
              <text:p text:style-name="P2">Still susceptible to local optima, potentially missing the absolute best solution. </text:p>
            </text:list-item>
            <text:list-item>
              <text:p text:style-name="P1">Performance depends on the initial ordering (could be improved with random restarts). </text:p>
            </text:list-item>
          </text:list>
        </text:list-item>
      </text:list>
      <text:p text:style-name="Text_20_body"><text:span text:style-name="Strong_20_Emphasis">Simulated Annealing (SA)</text:span></text:p>
      <text:list xml:id="list776220034" text:style-name="L2">
        <text:list-item>
          <text:p text:style-name="P4"><text:span text:style-name="Strong_20_Emphasis">Pros:</text:span> </text:p>
          <text:list>
            <text:list-item>
              <text:p text:style-name="P4">Outperformed HC in one dataset (data3) likely due to escaping local optima. </text:p>
            </text:list-item>
            <text:list-item>
              <text:p text:style-name="P4">Offers a good balance between exploitation and exploration. </text:p>
            </text:list-item>
          </text:list>
        </text:list-item>
        <text:list-item>
          <text:p text:style-name="P4"><text:span text:style-name="Strong_20_Emphasis">Cons:</text:span> </text:p>
          <text:list>
            <text:list-item>
              <text:p text:style-name="P4">Requires tuning the cooling schedule, which can be challenging. </text:p>
            </text:list-item>
            <text:list-item>
              <text:p text:style-name="P3">Might take longer to converge compared to HC. </text:p>
            </text:list-item>
          </text:list>
        </text:list-item>
      </text:list>
      <text:p text:style-name="Text_20_body"><text:span text:style-name="Emphasis">A Search</text:span>*</text:p>
      <text:list xml:id="list4217512551" text:style-name="L3">
        <text:list-item>
          <text:p text:style-name="P6"><text:span text:style-name="Strong_20_Emphasis">Pros:</text:span> </text:p>
          <text:list>
            <text:list-item>
              <text:p text:style-name="P6">Theoretically optimal with a perfect heuristic function. </text:p>
            </text:list-item>
          </text:list>
        </text:list-item>
        <text:list-item>
          <text:p text:style-name="P6"><text:span text:style-name="Strong_20_Emphasis">Cons:</text:span> </text:p>
          <text:list>
            <text:list-item>
              <text:p text:style-name="P6">Underperformed in this case due to an inaccurate heuristic function. </text:p>
            </text:list-item>
            <text:list-item>
              <text:p text:style-name="P6">Effectiveness relies heavily on the heuristic's quality. </text:p>
            </text:list-item>
            <text:list-item>
              <text:p text:style-name="P5">Can be computationally expensive for large graphs with complex heuristics. </text:p>
            </text:list-item>
          </text:list>
        </text:list-item>
      </text:list>
      <text:p text:style-name="Text_20_body"><text:span text:style-name="Strong_20_Emphasis">Additional Considerations:</text:span></text:p>
      <text:list xml:id="list1356545089" text:style-name="L4">
        <text:list-item>
          <text:p text:style-name="P7"><text:span text:style-name="Strong_20_Emphasis">BFS and DFS:</text:span> Not suitable for large datasets due to their limitations (BFS - explores all possibilities, DFS - gets stuck in deep branches). </text:p>
        </text:list-item>
      </text:list>
      <text:p text:style-name="Text_20_body"><text:span text:style-name="Strong_20_Emphasis">Choosing the Right Algorithm:</text:span></text:p>
      <text:p text:style-name="Text_20_body">The best choice depends on factors like:</text:p>
      <text:list xml:id="list1027565314" text:style-name="L5">
        <text:list-item>
          <text:p text:style-name="P9"><text:span text:style-name="Strong_20_Emphasis">Problem size:</text:span> For large datasets, efficiency becomes crucial (HC or SA might be preferred). </text:p>
        </text:list-item>
        <text:list-item>
          <text:p text:style-name="P9"><text:span text:style-name="Strong_20_Emphasis">Importance of optimality:</text:span> If absolute optimality is essential, A* Search with a good heuristic is ideal. </text:p>
        </text:list-item>
        <text:list-item>
          <text:p text:style-name="P8"><text:span text:style-name="Strong_20_Emphasis">Implementation complexity:</text:span> HC is generally simpler to implement than SA or A* with a complex heuristic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0:24:02.976902544</meta:creation-date>
    <dc:date>2024-04-01T20:25:36.247331246</dc:date>
    <meta:editing-duration>PT1M3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37" meta:character-count="1483" meta:non-whitespace-character-count="1277"/>
  </office:meta>
</office:document-meta>
</file>